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4fdb9" officeooo:paragraph-rsid="0014fd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I.. THIS IS MY FIRST GIT TRI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NT </meta:initial-creator>
    <meta:creation-date>2014-12-24T10:38:04.346477842</meta:creation-date>
    <dc:date>2014-12-24T10:38:36.086822399</dc:date>
    <dc:creator>KRNT </dc:creator>
    <meta:editing-duration>PT33S</meta:editing-duration>
    <meta:editing-cycles>1</meta:editing-cycles>
    <meta:document-statistic meta:table-count="0" meta:image-count="0" meta:object-count="0" meta:page-count="1" meta:paragraph-count="1" meta:word-count="7" meta:character-count="32" meta:non-whitespace-character-count="26"/>
    <meta:generator>LibreOffice/4.3.1.2$Linux_X86_64 LibreOffice_project/958349dc3b25111dbca392fbc281a05559ef6848</meta:generator>
  </office:meta>
</office:document-meta>
</file>